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DateTimeToZonedDateTimeConverter.convert( Offset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imeToLocalTimeConverter.convert( Local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oLocalTime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DateTimeToInstantConverter.convert( Offset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dDateTimeToLocalTimeConverter.convert( Zoned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ToInstantConverter.convert( Lo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dDateTimeToInstantConverter.convert( Zoned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DateTimeToLocalTimeConverter.convert( Offset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oLocalDateTime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oLocalDate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s.registerConverters( Conver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stantToLongConverter.convert( Instan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dDateTimeToOffsetDateTimeConverter.convert( Zoned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dDateTimeToLocalDateTimeConverter.convert( Zoned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oInstant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DateTimeToLocalDateConverter.convert( Offset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dDateTimeToLocalDateConverter.convert( Zoned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s.calendarToZonedDateTime( Calendar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DateTimeToLocalDateConverter.convert( Local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oZonedDateTime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oOffsetDateTime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DateTimeToLocalDateTimeConverter.convert( OffsetDateTim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s.DateTim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